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1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2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3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7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28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1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32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3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4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5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8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9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normal" officeooo:rsid="0022e82c" style:font-weight-asian="normal" style:font-weight-complex="normal"/>
    </style:style>
    <style:style style:family="text" style:name="T6">
      <style:text-properties fo:font-weight="normal" officeooo:rsid="0033d800" style:font-weight-asian="normal" style:font-weight-complex="normal"/>
    </style:style>
    <style:style style:family="text" style:name="T7">
      <style:text-properties fo:font-weight="normal" officeooo:rsid="00358cac" style:font-weight-asian="normal" style:font-weight-complex="normal"/>
    </style:style>
    <style:style style:family="text" style:name="T8">
      <style:text-properties fo:font-weight="normal" officeooo:rsid="00186935" style:font-weight-asian="normal" style:font-weight-complex="normal"/>
    </style:style>
    <style:style style:family="text" style:name="T9">
      <style:text-properties fo:font-weight="normal" officeooo:rsid="0016c3f7" style:font-weight-asian="normal" style:font-weight-complex="normal"/>
    </style:style>
    <style:style style:family="text" style:name="T10">
      <style:text-properties fo:font-weight="normal" style:font-name-complex="Arial" style:font-weight-asian="normal" style:font-weight-complex="normal"/>
    </style:style>
    <style:style style:family="text" style:name="T11">
      <style:text-properties fo:font-weight="normal" officeooo:rsid="0016c3f7" style:font-name-complex="Arial" style:font-weight-asian="normal" style:font-weight-complex="normal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24ef65" style:font-name-complex="Arial" style:use-window-font-color="true"/>
    </style:style>
    <style:style style:family="text" style:name="T15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6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7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18">
      <style:text-properties fo:background-color="transparent" loext:char-shading-value="0" style:use-window-font-color="true"/>
    </style:style>
    <style:style style:family="text" style:name="T19">
      <style:text-properties fo:background-color="transparent" loext:char-shading-value="0" officeooo:rsid="0032d9c9" style:use-window-font-color="true"/>
    </style:style>
    <style:style style:family="text" style:name="T20">
      <style:text-properties fo:background-color="transparent" loext:char-shading-value="0" officeooo:rsid="0016c3f7" style:text-underline-style="none" style:use-window-font-color="true"/>
    </style:style>
    <style:style style:family="text" style:name="T21">
      <style:text-properties fo:background-color="transparent" fo:country="FR" fo:font-weight="normal" fo:language="fr" loext:char-shading-value="0" officeooo:rsid="004a8a7d" style:font-weight-asian="normal" style:font-weight-complex="normal" style:use-window-font-color="true"/>
    </style:style>
    <style:style style:family="text" style:name="T22">
      <style:text-properties fo:background-color="transparent" fo:country="FR" fo:font-weight="normal" fo:language="fr" loext:char-shading-value="0" officeooo:rsid="0053c1cf" style:font-weight-asian="normal" style:font-weight-complex="normal" style:use-window-font-color="true"/>
    </style:style>
    <style:style style:family="text" style:name="T23">
      <style:text-properties fo:country="FR" fo:font-weight="normal" fo:language="fr" officeooo:rsid="004a85bd" style:font-weight-asian="normal" style:font-weight-complex="normal" style:use-window-font-color="true"/>
    </style:style>
    <style:style style:family="text" style:name="T24">
      <style:text-properties fo:country="FR" fo:font-weight="normal" fo:language="fr" officeooo:rsid="004c4371" style:font-weight-asian="normal" style:font-weight-complex="normal" style:use-window-font-color="true"/>
    </style:style>
    <style:style style:family="text" style:name="T25">
      <style:text-properties fo:country="FR" fo:font-weight="normal" fo:language="fr" officeooo:rsid="0053c1cf" style:font-weight-asian="normal" style:font-weight-complex="normal" style:use-window-font-color="true"/>
    </style:style>
    <style:style style:family="text" style:name="T26">
      <style:text-properties officeooo:rsid="0016c3f7"/>
    </style:style>
    <style:style style:family="text" style:name="T27">
      <style:text-properties fo:background-color="#ffff00" fo:color="#ff3333" fo:country="FR" fo:language="fr" loext:char-shading-value="0" officeooo:rsid="002d6398"/>
    </style:style>
    <style:style style:family="text" style:name="T28">
      <style:text-properties fo:background-color="#ffff00" fo:color="#ff3333" loext:char-shading-value="0" officeooo:rsid="0032d9c9" style:text-underline-style="none"/>
    </style:style>
    <style:style style:family="text" style:name="T29">
      <style:text-properties fo:background-color="#ffff00" fo:color="#ff3333" loext:char-shading-value="0" officeooo:rsid="0032d9c9"/>
    </style:style>
    <style:style style:family="text" style:name="T30">
      <style:text-properties officeooo:rsid="0018a05b"/>
    </style:style>
    <style:style style:family="text" style:name="T31">
      <style:text-properties officeooo:rsid="00201b1a"/>
    </style:style>
    <style:style style:family="text" style:name="T32">
      <style:text-properties fo:background-color="transparent" loext:char-shading-value="0"/>
    </style:style>
    <style:style style:family="text" style:name="T33">
      <style:text-properties fo:background-color="transparent" loext:char-shading-value="0" officeooo:rsid="004368d8"/>
    </style:style>
    <style:style style:family="text" style:name="T34">
      <style:text-properties fo:background-color="transparent" loext:char-shading-value="0" officeooo:rsid="00468d54"/>
    </style:style>
    <style:style style:family="text" style:name="T35">
      <style:text-properties fo:country="FR" fo:language="fr"/>
    </style:style>
    <style:style style:family="text" style:name="T36">
      <style:text-properties fo:country="FR" fo:language="fr" style:text-underline-color="font-color" style:text-underline-style="solid" style:text-underline-width="auto"/>
    </style:style>
    <style:style style:family="text" style:name="T37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38">
      <style:text-properties fo:country="FR" fo:font-weight="normal" fo:language="fr" style:font-weight-asian="normal" style:font-weight-complex="normal"/>
    </style:style>
    <style:style style:family="text" style:name="T39">
      <style:text-properties fo:country="FR" fo:font-weight="normal" fo:language="fr" officeooo:rsid="004a85bd" style:font-weight-asian="normal" style:font-weight-complex="normal"/>
    </style:style>
    <style:style style:family="text" style:name="T40">
      <style:text-properties style:text-position="super 58%"/>
    </style:style>
    <style:style style:family="text" style:name="T41">
      <style:text-properties fo:color="#111111" style:font-name-complex="Arial"/>
    </style:style>
    <style:style style:family="text" style:name="T42">
      <style:text-properties fo:color="#111111" officeooo:rsid="001f4b30" style:font-name-complex="Arial"/>
    </style:style>
    <style:style style:family="text" style:name="T43">
      <style:text-properties fo:color="#111111" officeooo:rsid="0024ef65" style:font-name-complex="Arial"/>
    </style:style>
    <style:style style:family="text" style:name="T44">
      <style:text-properties fo:color="#111111" officeooo:rsid="002d6398" style:font-name-complex="Arial"/>
    </style:style>
    <style:style style:family="text" style:name="T45">
      <style:text-properties fo:color="#111111" officeooo:rsid="004159f2" style:font-name-complex="Arial"/>
    </style:style>
    <style:style style:family="text" style:name="T46">
      <style:text-properties officeooo:rsid="0016c3f7" style:text-underline-style="none"/>
    </style:style>
    <style:style style:family="text" style:name="T47">
      <style:text-properties fo:text-transform="uppercase"/>
    </style:style>
    <style:style style:family="text" style:name="T48">
      <style:text-properties fo:text-transform="uppercase" officeooo:rsid="0016c3f7"/>
    </style:style>
    <style:style style:family="text" style:name="T49">
      <style:text-properties fo:text-transform="uppercase" officeooo:rsid="00414824"/>
    </style:style>
    <style:style style:family="text" style:name="T50">
      <style:text-properties fo:background-color="#ffff00" fo:color="#ce181e" loext:char-shading-value="0"/>
    </style:style>
    <style:style style:family="text" style:name="T51">
      <style:text-properties fo:background-color="#ffff00" fo:color="#ce181e" loext:char-shading-value="0" officeooo:rsid="0032d9c9"/>
    </style:style>
    <style:style style:family="text" style:name="T52">
      <style:text-properties officeooo:rsid="004753db"/>
    </style:style>
    <style:style style:family="text" style:name="T53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38">Date d’affichage</text:h>
            <text:h text:outline-level="4" text:style-name="P38">de la demande</text:h>
          </table:table-cell>
          <table:table-cell office:value-type="string" table:style-name="Tableau2.A1">
            <text:h text:outline-level="4" text:style-name="P38">Date d’ouverture</text:h>
            <text:h text:outline-level="4" text:style-name="P38">de l’enquête</text:h>
          </table:table-cell>
          <table:table-cell office:value-type="string" table:style-name="Tableau2.A1">
            <text:h text:outline-level="4" text:style-name="P39">Lieu et date </text:h>
            <text:h text:outline-level="4" text:style-name="P39">de clôture de l’enquête</text:h>
          </table:table-cell>
          <table:table-cell office:value-type="string" table:style-name="Tableau2.D1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office:value-type="string" table:style-name="Tableau2.A1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28">Le <text:span text:style-name="T2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tool.formatDate(licence.getLastInquiry().getInvestigationEnd()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6T13:21:08.346841577</dc:date>
    <dc:language>fr-FR</dc:language>
    <meta:editing-cycles>161</meta:editing-cycles>
    <meta:editing-duration>P1DT13H58M55S</meta:editing-duration>
    <dc:creator>bleybaert</dc:creator>
    <meta:document-statistic meta:table-count="1" meta:image-count="0" meta:object-count="0" meta:page-count="2" meta:paragraph-count="37" meta:word-count="355" meta:character-count="2410" meta:non-whitespace-character-count="2134"/>
    <meta:user-defined meta:name="Info 1"/>
    <meta:user-defined meta:name="Info 2"/>
    <meta:user-defined meta:name="Info 3"/>
    <meta:user-defined meta:name="Info 4"/>
  </office:meta>
</office:document-meta>
</file>